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code">
      <style:text-properties officeooo:paragraph-rsid="000e4159"/>
    </style:style>
    <style:style style:name="P2" style:family="paragraph" style:parent-style-name="_5f_code">
      <style:text-properties officeooo:paragraph-rsid="000fd1ac"/>
    </style:style>
    <style:style style:name="P3" style:family="paragraph" style:parent-style-name="_5f_code">
      <style:text-properties officeooo:paragraph-rsid="0027245b"/>
    </style:style>
    <style:style style:name="P4" style:family="paragraph" style:parent-style-name="_5f_code">
      <style:text-properties officeooo:paragraph-rsid="004bd223"/>
    </style:style>
    <style:style style:name="P5" style:family="paragraph" style:parent-style-name="_5f_heading_5f_bottom">
      <style:text-properties fo:language="ru" fo:country="RU" officeooo:rsid="006a1463" officeooo:paragraph-rsid="000fd1ac"/>
    </style:style>
    <style:style style:name="P6" style:family="paragraph" style:parent-style-name="_5f_text">
      <style:text-properties fo:language="ru" fo:country="RU"/>
    </style:style>
    <style:style style:name="P7" style:family="paragraph" style:parent-style-name="_5f_text">
      <style:text-properties fo:language="ru" fo:country="RU" officeooo:rsid="00093eed" officeooo:paragraph-rsid="00093eed"/>
    </style:style>
    <style:style style:name="P8" style:family="paragraph" style:parent-style-name="_5f_text">
      <style:text-properties fo:language="ru" fo:country="RU" officeooo:rsid="00093eed" officeooo:paragraph-rsid="000ad595"/>
    </style:style>
    <style:style style:name="P9" style:family="paragraph" style:parent-style-name="_5f_text">
      <style:text-properties fo:language="ru" fo:country="RU" officeooo:rsid="000e4159" officeooo:paragraph-rsid="000e4159"/>
    </style:style>
    <style:style style:name="P10" style:family="paragraph" style:parent-style-name="_5f_text">
      <style:text-properties fo:language="ru" fo:country="RU" officeooo:rsid="001277e0" officeooo:paragraph-rsid="001277e0"/>
    </style:style>
    <style:style style:name="P11" style:family="paragraph" style:parent-style-name="_5f_text">
      <style:text-properties fo:language="ru" fo:country="RU" officeooo:rsid="0014f301" officeooo:paragraph-rsid="00093eed"/>
    </style:style>
    <style:style style:name="P12" style:family="paragraph" style:parent-style-name="_5f_text">
      <style:text-properties fo:language="ru" fo:country="RU" officeooo:rsid="0014f301" officeooo:paragraph-rsid="0014f301"/>
    </style:style>
    <style:style style:name="P13" style:family="paragraph" style:parent-style-name="_5f_text">
      <style:text-properties fo:language="ru" fo:country="RU" officeooo:rsid="001535d6" officeooo:paragraph-rsid="001535d6"/>
    </style:style>
    <style:style style:name="P14" style:family="paragraph" style:parent-style-name="_5f_text">
      <style:text-properties fo:language="ru" fo:country="RU" officeooo:rsid="001fb608" officeooo:paragraph-rsid="001fb608"/>
    </style:style>
    <style:style style:name="P15" style:family="paragraph" style:parent-style-name="_5f_text">
      <style:text-properties fo:language="ru" fo:country="RU" officeooo:rsid="002f6154" officeooo:paragraph-rsid="002f6154"/>
    </style:style>
    <style:style style:name="P16" style:family="paragraph" style:parent-style-name="_5f_text">
      <style:text-properties fo:language="ru" fo:country="RU" officeooo:rsid="00312090" officeooo:paragraph-rsid="00312090"/>
    </style:style>
    <style:style style:name="P17" style:family="paragraph" style:parent-style-name="_5f_text">
      <style:text-properties fo:language="ru" fo:country="RU" officeooo:rsid="0038359f" officeooo:paragraph-rsid="0038359f"/>
    </style:style>
    <style:style style:name="P18" style:family="paragraph" style:parent-style-name="_5f_text">
      <style:text-properties fo:language="ru" fo:country="RU" officeooo:rsid="003b6f82" officeooo:paragraph-rsid="003b6f82"/>
    </style:style>
    <style:style style:name="P19" style:family="paragraph" style:parent-style-name="_5f_text">
      <style:text-properties fo:language="ru" fo:country="RU" officeooo:rsid="003c4d06" officeooo:paragraph-rsid="003c4d06"/>
    </style:style>
    <style:style style:name="P20" style:family="paragraph" style:parent-style-name="_5f_text">
      <style:text-properties fo:language="ru" fo:country="RU" officeooo:rsid="003e7240" officeooo:paragraph-rsid="003e7240"/>
    </style:style>
    <style:style style:name="P21" style:family="paragraph" style:parent-style-name="_5f_text">
      <style:text-properties fo:language="ru" fo:country="RU" officeooo:rsid="004152fb" officeooo:paragraph-rsid="004152fb"/>
    </style:style>
    <style:style style:name="P22" style:family="paragraph" style:parent-style-name="_5f_text">
      <style:text-properties fo:language="ru" fo:country="RU" officeooo:rsid="004418fd" officeooo:paragraph-rsid="004418fd"/>
    </style:style>
    <style:style style:name="P23" style:family="paragraph" style:parent-style-name="_5f_text">
      <style:text-properties fo:language="ru" fo:country="RU" officeooo:rsid="00441f7c" officeooo:paragraph-rsid="00441f7c"/>
    </style:style>
    <style:style style:name="P24" style:family="paragraph" style:parent-style-name="_5f_text">
      <style:text-properties fo:language="ru" fo:country="RU" officeooo:rsid="004600a2" officeooo:paragraph-rsid="004600a2"/>
    </style:style>
    <style:style style:name="P25" style:family="paragraph" style:parent-style-name="_5f_text">
      <style:text-properties fo:language="ru" fo:country="RU" officeooo:rsid="00487122" officeooo:paragraph-rsid="00487122"/>
    </style:style>
    <style:style style:name="P26" style:family="paragraph" style:parent-style-name="_5f_text">
      <style:text-properties fo:language="ru" fo:country="RU" officeooo:rsid="00499f43" officeooo:paragraph-rsid="00499f43"/>
    </style:style>
    <style:style style:name="P27" style:family="paragraph" style:parent-style-name="_5f_text">
      <style:text-properties fo:language="ru" fo:country="RU" officeooo:rsid="004b4ffa" officeooo:paragraph-rsid="004b4ffa"/>
    </style:style>
    <style:style style:name="P28" style:family="paragraph" style:parent-style-name="_5f_text">
      <style:text-properties officeooo:paragraph-rsid="00053126"/>
    </style:style>
    <style:style style:name="P29" style:family="paragraph" style:parent-style-name="_5f_text">
      <style:text-properties style:font-name="Calibri Light1" fo:font-size="11pt" fo:language="ru" fo:country="RU" fo:font-weight="250" officeooo:rsid="00210664" officeooo:paragraph-rsid="00210664"/>
    </style:style>
    <style:style style:name="P30" style:family="paragraph" style:parent-style-name="_5f_text">
      <style:text-properties style:font-name="Calibri Light1" fo:font-size="11pt" fo:language="ru" fo:country="RU" fo:font-weight="250" officeooo:rsid="00223f0d" officeooo:paragraph-rsid="00223f0d"/>
    </style:style>
    <style:style style:name="P31" style:family="paragraph" style:parent-style-name="_5f_text">
      <style:text-properties style:font-name="Calibri Light1" fo:font-size="11pt" fo:language="ru" fo:country="RU" fo:font-weight="250" officeooo:rsid="0023862b" officeooo:paragraph-rsid="0023862b"/>
    </style:style>
    <style:style style:name="P32" style:family="paragraph" style:parent-style-name="_5f_text">
      <style:text-properties style:font-name="Calibri Light1" fo:font-size="11pt" fo:language="ru" fo:country="RU" fo:font-weight="250" officeooo:rsid="0004fbd3" officeooo:paragraph-rsid="00053126"/>
    </style:style>
    <style:style style:name="P33" style:family="paragraph" style:parent-style-name="_5f_text">
      <style:text-properties style:font-name="Calibri Light1" fo:font-size="11pt" fo:language="en" fo:country="US" fo:font-weight="250" officeooo:rsid="00238b66" officeooo:paragraph-rsid="00238b66"/>
    </style:style>
    <style:style style:name="P34" style:family="paragraph" style:parent-style-name="_5f_text">
      <style:text-properties style:font-name="Calibri Light1" fo:font-size="11pt" fo:language="en" fo:country="US" fo:font-weight="250" officeooo:rsid="00078daa" officeooo:paragraph-rsid="00053126"/>
    </style:style>
    <style:style style:name="P35" style:family="paragraph" style:parent-style-name="_5f_text">
      <style:text-properties officeooo:paragraph-rsid="0024e560"/>
    </style:style>
    <style:style style:name="P36" style:family="paragraph" style:parent-style-name="_5f_text">
      <style:text-properties officeooo:paragraph-rsid="002565d7"/>
    </style:style>
    <style:style style:name="P37" style:family="paragraph" style:parent-style-name="_5f_text">
      <style:text-properties officeooo:paragraph-rsid="0032c1c0"/>
    </style:style>
    <style:style style:name="P38" style:family="paragraph" style:parent-style-name="_5f_text">
      <style:text-properties officeooo:rsid="00374b02" officeooo:paragraph-rsid="00374b02"/>
    </style:style>
    <style:style style:name="P39" style:family="paragraph" style:parent-style-name="_5f_text">
      <style:text-properties officeooo:rsid="0039c840" officeooo:paragraph-rsid="0039c840"/>
    </style:style>
    <style:style style:name="P40" style:family="paragraph" style:parent-style-name="_5f_text">
      <style:text-properties officeooo:paragraph-rsid="0031e97a"/>
    </style:style>
    <style:style style:name="P41" style:family="paragraph" style:parent-style-name="_5f_code">
      <style:text-properties fo:language="en" fo:country="US" officeooo:paragraph-rsid="003b6f82"/>
    </style:style>
    <style:style style:name="P42" style:family="paragraph" style:parent-style-name="_5f_code">
      <style:text-properties style:font-name="Calibri Light1" fo:font-size="11pt" fo:font-weight="250" officeooo:rsid="00327994" officeooo:paragraph-rsid="004687ca"/>
    </style:style>
    <style:style style:name="P43" style:family="paragraph" style:parent-style-name="_5f_code">
      <style:text-properties officeooo:paragraph-rsid="0053de28"/>
    </style:style>
    <style:style style:name="P44" style:family="paragraph" style:parent-style-name="_5f_text">
      <style:text-properties officeooo:paragraph-rsid="000fd1ac"/>
    </style:style>
    <style:style style:name="P45" style:family="paragraph" style:parent-style-name="_5f_text">
      <style:text-properties style:font-name="Calibri Light1" fo:font-size="11pt" fo:language="ru" fo:country="RU" fo:font-weight="250" officeooo:rsid="000ad595" officeooo:paragraph-rsid="000fd1ac"/>
    </style:style>
    <style:style style:name="P46" style:family="paragraph" style:parent-style-name="_5f_text">
      <style:text-properties fo:language="ru" fo:country="RU" officeooo:rsid="0014f301" officeooo:paragraph-rsid="00093eed"/>
    </style:style>
    <style:style style:name="P47" style:family="paragraph" style:parent-style-name="_5f_text">
      <style:text-properties fo:language="ru" fo:country="RU" officeooo:rsid="004418fd"/>
    </style:style>
    <style:style style:name="P48" style:family="paragraph" style:parent-style-name="_5f_text">
      <style:text-properties fo:language="en" fo:country="US" officeooo:rsid="004f08f4" officeooo:paragraph-rsid="004f08f4"/>
    </style:style>
    <style:style style:name="P49" style:family="paragraph" style:parent-style-name="_5f_text">
      <style:text-properties officeooo:paragraph-rsid="001fb60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fbd3"/>
    </style:style>
    <style:style style:name="T3" style:family="text">
      <style:text-properties fo:language="ru" fo:country="RU" officeooo:rsid="007a1484"/>
    </style:style>
    <style:style style:name="T4" style:family="text">
      <style:text-properties fo:language="ru" fo:country="RU" officeooo:rsid="007a7c09"/>
    </style:style>
    <style:style style:name="T5" style:family="text">
      <style:text-properties fo:language="ru" fo:country="RU" officeooo:rsid="007e3561"/>
    </style:style>
    <style:style style:name="T6" style:family="text">
      <style:text-properties fo:language="ru" fo:country="RU" officeooo:rsid="000e4159"/>
    </style:style>
    <style:style style:name="T7" style:family="text">
      <style:text-properties fo:language="ru" fo:country="RU" officeooo:rsid="001535d6"/>
    </style:style>
    <style:style style:name="T8" style:family="text">
      <style:text-properties fo:language="ru" fo:country="RU" officeooo:rsid="001c3ecb"/>
    </style:style>
    <style:style style:name="T9" style:family="text">
      <style:text-properties fo:language="ru" fo:country="RU" officeooo:rsid="00239e28"/>
    </style:style>
    <style:style style:name="T10" style:family="text">
      <style:text-properties fo:language="ru" fo:country="RU" officeooo:rsid="0032c1c0"/>
    </style:style>
    <style:style style:name="T11" style:family="text">
      <style:text-properties fo:language="ru" fo:country="RU" officeooo:rsid="00341e29"/>
    </style:style>
    <style:style style:name="T12" style:family="text">
      <style:text-properties fo:language="ru" fo:country="RU" officeooo:rsid="0035bafa"/>
    </style:style>
    <style:style style:name="T13" style:family="text">
      <style:text-properties fo:language="ru" fo:country="RU" officeooo:rsid="00406701"/>
    </style:style>
    <style:style style:name="T14" style:family="text">
      <style:text-properties fo:language="ru" fo:country="RU" officeooo:rsid="0031e97a"/>
    </style:style>
    <style:style style:name="T15" style:family="text">
      <style:text-properties fo:language="ru" fo:country="RU" officeooo:rsid="00510784"/>
    </style:style>
    <style:style style:name="T16" style:family="text">
      <style:text-properties fo:language="ru" fo:country="RU" officeooo:rsid="00162d56"/>
    </style:style>
    <style:style style:name="T17" style:family="text">
      <style:text-properties fo:language="ru" fo:country="RU" officeooo:rsid="001fb608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04fbd3"/>
    </style:style>
    <style:style style:name="T20" style:family="text">
      <style:text-properties fo:language="en" fo:country="US" officeooo:rsid="002693a0"/>
    </style:style>
    <style:style style:name="T21" style:family="text">
      <style:text-properties fo:language="en" fo:country="US" officeooo:rsid="0017cff4"/>
    </style:style>
    <style:style style:name="T22" style:family="text">
      <style:text-properties fo:language="en" fo:country="US" officeooo:rsid="00197103"/>
    </style:style>
    <style:style style:name="T23" style:family="text">
      <style:text-properties fo:language="en" fo:country="US" officeooo:rsid="001b3d4f"/>
    </style:style>
    <style:style style:name="T24" style:family="text">
      <style:text-properties fo:language="en" fo:country="US" officeooo:rsid="001fb608"/>
    </style:style>
    <style:style style:name="T25" style:family="text">
      <style:text-properties fo:language="en" fo:country="US" officeooo:rsid="0024e560"/>
    </style:style>
    <style:style style:name="T26" style:family="text">
      <style:text-properties fo:language="en" fo:country="US" officeooo:rsid="0031e97a"/>
    </style:style>
    <style:style style:name="T27" style:family="text">
      <style:text-properties fo:language="en" fo:country="US" officeooo:rsid="0039c840"/>
    </style:style>
    <style:style style:name="T28" style:family="text">
      <style:text-properties fo:language="en" fo:country="US" officeooo:rsid="003f489d"/>
    </style:style>
    <style:style style:name="T29" style:family="text">
      <style:text-properties fo:language="en" fo:country="US" officeooo:rsid="00510784"/>
    </style:style>
    <style:style style:name="T30" style:family="text">
      <style:text-properties fo:language="en" fo:country="US" officeooo:rsid="00162d56"/>
    </style:style>
    <style:style style:name="T31" style:family="text">
      <style:text-properties fo:language="en" fo:country="US" officeooo:rsid="00529dae"/>
    </style:style>
    <style:style style:name="T32" style:family="text">
      <style:text-properties style:font-name="Calibri Light1" fo:font-size="11pt" fo:language="ru" fo:country="RU" fo:font-weight="250"/>
    </style:style>
    <style:style style:name="T33" style:family="text">
      <style:text-properties style:font-name="Calibri Light1" fo:font-size="11pt" fo:language="ru" fo:country="RU" fo:font-weight="250" officeooo:rsid="0004fbd3"/>
    </style:style>
    <style:style style:name="T34" style:family="text">
      <style:text-properties style:font-name="Calibri Light1" fo:font-size="11pt" fo:language="ru" fo:country="RU" fo:font-weight="250" officeooo:rsid="00078daa"/>
    </style:style>
    <style:style style:name="T35" style:family="text">
      <style:text-properties style:font-name="Calibri Light1" fo:font-size="11pt" fo:language="ru" fo:country="RU" fo:font-weight="250" officeooo:rsid="00053126"/>
    </style:style>
    <style:style style:name="T36" style:family="text">
      <style:text-properties style:font-name="Calibri Light1" fo:font-size="11pt" fo:language="ru" fo:country="RU" fo:font-weight="250" officeooo:rsid="0035bafa"/>
    </style:style>
    <style:style style:name="T37" style:family="text">
      <style:text-properties style:font-name="Calibri Light1" fo:font-size="11pt" fo:language="ru" fo:country="RU" fo:font-weight="250" officeooo:rsid="00406701"/>
    </style:style>
    <style:style style:name="T38" style:family="text">
      <style:text-properties style:font-name="Calibri Light1" fo:font-size="11pt" fo:language="ru" fo:country="RU" fo:font-weight="250" officeooo:rsid="00510784"/>
    </style:style>
    <style:style style:name="T39" style:family="text">
      <style:text-properties style:font-name="Calibri Light1" fo:font-size="11pt" fo:language="en" fo:country="US" fo:font-weight="250"/>
    </style:style>
    <style:style style:name="T40" style:family="text">
      <style:text-properties style:font-name="Calibri Light1" fo:font-size="11pt" fo:language="en" fo:country="US" fo:font-weight="250" officeooo:rsid="0004fbd3"/>
    </style:style>
    <style:style style:name="T41" style:family="text">
      <style:text-properties style:font-name="Calibri Light1" fo:font-size="11pt" fo:language="en" fo:country="US" fo:font-weight="250" officeooo:rsid="00064dfa"/>
    </style:style>
    <style:style style:name="T42" style:family="text">
      <style:text-properties style:font-name="Calibri Light1" fo:font-size="11pt" fo:language="en" fo:country="US" fo:font-weight="250" officeooo:rsid="00078daa"/>
    </style:style>
    <style:style style:name="T43" style:family="text">
      <style:text-properties style:font-name="Calibri Light1" fo:font-size="11pt" fo:language="en" fo:country="US" fo:font-weight="250" officeooo:rsid="00053126"/>
    </style:style>
    <style:style style:name="T44" style:family="text">
      <style:text-properties style:font-name="Calibri Light1" fo:font-size="11pt" fo:language="en" fo:country="US" fo:font-weight="250" officeooo:rsid="000a45b9"/>
    </style:style>
    <style:style style:name="T45" style:family="text">
      <style:text-properties style:font-name="Calibri Light1" fo:font-size="11pt" fo:language="en" fo:country="US" fo:font-weight="250" officeooo:rsid="0012f93c"/>
    </style:style>
    <style:style style:name="T46" style:family="text">
      <style:text-properties style:font-name="Calibri Light1" fo:font-size="11pt" fo:language="en" fo:country="US" fo:font-weight="250" officeooo:rsid="00197103"/>
    </style:style>
    <style:style style:name="T47" style:family="text">
      <style:text-properties style:font-name="Calibri Light1" fo:font-size="11pt" fo:language="en" fo:country="US" fo:font-weight="250" officeooo:rsid="00327994"/>
    </style:style>
    <style:style style:name="T48" style:family="text">
      <style:text-properties style:font-name="Calibri Light1" fo:font-size="11pt" fo:language="en" fo:country="US" fo:font-weight="250" officeooo:rsid="0039c840"/>
    </style:style>
    <style:style style:name="T49" style:family="text">
      <style:text-properties style:font-name="Calibri Light1" fo:font-size="11pt" fo:font-weight="250"/>
    </style:style>
    <style:style style:name="T50" style:family="text">
      <style:text-properties style:font-name="Calibri Light1" fo:font-size="11pt" fo:font-weight="250" officeooo:rsid="00078daa"/>
    </style:style>
    <style:style style:name="T51" style:family="text">
      <style:text-properties style:font-name="Calibri Light1" fo:font-size="11pt" fo:font-weight="250" officeooo:rsid="000a45b9"/>
    </style:style>
    <style:style style:name="T52" style:family="text">
      <style:text-properties style:font-name="Calibri Light1" fo:font-size="11pt" fo:font-weight="250" officeooo:rsid="000ad595"/>
    </style:style>
    <style:style style:name="T53" style:family="text">
      <style:text-properties style:font-name="Calibri Light1" fo:font-size="11pt" fo:font-weight="250" officeooo:rsid="007e3561"/>
    </style:style>
    <style:style style:name="T54" style:family="text">
      <style:text-properties style:font-name="Calibri Light1" fo:font-size="11pt" fo:font-weight="250" officeooo:rsid="0012f93c"/>
    </style:style>
    <style:style style:name="T55" style:family="text">
      <style:text-properties style:font-name="Calibri Light1" fo:font-size="11pt" fo:font-weight="250" officeooo:rsid="0039c840"/>
    </style:style>
    <style:style style:name="T56" style:family="text">
      <style:text-properties style:font-name="Calibri Light1" fo:font-size="11pt" fo:font-weight="250" officeooo:rsid="00327994"/>
    </style:style>
    <style:style style:name="T57" style:family="text">
      <style:text-properties style:font-name="Calibri Light1" fo:font-size="11pt" fo:font-weight="bold" style:font-weight-asian="bold" style:font-weight-complex="bold"/>
    </style:style>
    <style:style style:name="T58" style:family="text">
      <style:text-properties style:font-name="Calibri Light1" fo:font-size="11pt" fo:font-weight="normal" style:font-weight-asian="normal" style:font-weight-complex="normal"/>
    </style:style>
    <style:style style:name="T59" style:family="text">
      <style:text-properties officeooo:rsid="00248160"/>
    </style:style>
    <style:style style:name="T60" style:family="text">
      <style:text-properties officeooo:rsid="007e3561"/>
    </style:style>
    <style:style style:name="T61" style:family="text">
      <style:text-properties officeooo:rsid="001096d7"/>
    </style:style>
    <style:style style:name="T62" style:family="text">
      <style:text-properties officeooo:rsid="003dd903"/>
    </style:style>
    <style:style style:name="T63" style:family="text">
      <style:text-properties officeooo:rsid="004600a2"/>
    </style:style>
    <style:style style:name="T64" style:family="text">
      <style:text-properties officeooo:rsid="004687ca"/>
    </style:style>
    <style:style style:name="T65" style:family="text">
      <style:text-properties officeooo:rsid="004a2803"/>
    </style:style>
    <style:style style:name="T66" style:family="text">
      <style:text-properties officeooo:rsid="004b4ffa"/>
    </style:style>
    <style:style style:name="T67" style:family="text">
      <style:text-properties officeooo:rsid="005107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top">Установка <text:span text:style-name="T19">ubuntu </text:span></text:p>
      <text:p text:style-name="P28"><text:span text:style-name="T2">Качаем программу для установки. </text:span><text:span text:style-name="T33">Устанавливаем и запускаем. Выбираем </text:span><text:span text:style-name="T40">ubuntu 20.04.1 LTS 64. </text:span><text:span text:style-name="T33">Пишем на </text:span><text:span text:style-name="T41">SD</text:span><text:span text:style-name="T33">. </text:span></text:p>
      <text:p text:style-name="P32">Вставьте SD карту в Pi и включите его (подключите блок питания). Примерно через минуту Ubuntu на вашем Raspberry Pi полностью загрузится и подключится к сети.</text:p>
      <text:p text:style-name="P28"><text:span text:style-name="T33">О</text:span><text:span text:style-name="T35">пределяем </text:span><text:span text:style-name="T43">IP </text:span><text:span text:style-name="T35">малинки </text:span><text:span text:style-name="T34">через Advanced_IP_Scanne</text:span><text:span text:style-name="T42">r 192.168.2.91</text:span></text:p>
      <text:p text:style-name="P8"><text:span text:style-name="T51">Логин/</text:span><text:span text:style-name="T50">пар</text:span><text:span text:style-name="T49">оль по умолчанию ubuntu/</text:span><text:span text:style-name="T44">ubuntu. </text:span><text:span text:style-name="T52">Меняем на </text:span><text:span text:style-name="T44">ubuntu</text:span><text:span text:style-name="T52">2020</text:span></text:p>
      <text:p text:style-name="P9"><text:span text:style-name="T52">Обн</text:span><text:span text:style-name="T49">овляем</text:span></text:p>
      <text:p text:style-name="P1">sudo apt-get -y update<text:span text:style-name="T3">; </text:span><text:span text:style-name="T18">sudo apt-get -y upgrade</text:span></text:p>
      <text:p text:style-name="P1"><text:span text:style-name="T18">sudo apt-</text:span><text:span text:style-name="T20">get</text:span><text:span text:style-name="T18"> -</text:span><text:span text:style-name="T20">y </text:span><text:span text:style-name="T18">install mc </text:span><text:span text:style-name="T4">; </text:span><text:span text:style-name="T18">sudo apt-get install -y proftpd</text:span></text:p>
      <text:p text:style-name="_5f_text"><text:span text:style-name="T53">Зап</text:span><text:span text:style-name="T49">ускаем </text:span><text:span text:style-name="T39">mc </text:span><text:span text:style-name="T49">(нужен </text:span><text:span text:style-name="T39">sudo</text:span><text:span text:style-name="T49">) и настриваем сетку. </text:span></text:p>
      <text:p text:style-name="_5f_code"><text:span text:style-name="T21">cd </text:span>/etc/netplan; <text:span text:style-name="T21">s</text:span>udo mc</text:p>
      <text:p text:style-name="_5f_text"><text:span text:style-name="T60">Н</text:span>астраивается в папке /etc/netplan. <text:span text:style-name="T60">Статический айпишник</text:span>а<text:span text:style-name="T18"> </text:span><text:span text:style-name="T5">в файле </text:span><text:span text:style-name="T22">5</text:span><text:span text:style-name="T5">0-</text:span><text:span text:style-name="T46">cloud</text:span><text:span text:style-name="T5">-</text:span><text:span text:style-name="T46">init</text:span><text:span text:style-name="T5">.yaml.</text:span></text:p>
      <text:p text:style-name="_5f_text"><text:span text:style-name="T5">Файлы конфигурации находятся по пути /etc/netplan/имяфайла.yaml, между каждым блоком когда должно быть + 2 пробела. </text:span><text:span text:style-name="T8">Пиздец (</text:span></text:p>
      <text:p text:style-name="P1">network:</text:p>
      <text:p text:style-name="P1"><text:s text:c="2"/>ethernets:</text:p>
      <text:p text:style-name="P1"><text:s text:c="4"/><text:span text:style-name="T18">e</text:span><text:span text:style-name="T23">th0</text:span>:</text:p>
      <text:p text:style-name="P1"><text:s text:c="6"/>dhcp4: no</text:p>
      <text:p text:style-name="P1"><text:s text:c="6"/>dhcp6: no</text:p>
      <text:p text:style-name="P1"><text:s text:c="6"/>addresses: [192.168.2.2<text:span text:style-name="T6">01</text:span>/24, ]</text:p>
      <text:p text:style-name="P1"><text:s text:c="6"/>gateway4: 192.168.2.1</text:p>
      <text:p text:style-name="P1"><text:s text:c="6"/>nameservers:</text:p>
      <text:p text:style-name="P1"><text:s text:c="8"/>addresses: [8.8.8.8, 8.8.4.4 ]</text:p>
      <text:p text:style-name="P1"><text:s text:c="2"/>version: 2</text:p>
      <text:p text:style-name="_5f_text">version: 2 — тут, как я понял, версия YAML.</text:p>
      <text:p text:style-name="_5f_text"><text:span text:style-name="T59">П</text:span>рименяем</text:p>
      <text:p text:style-name="P2">sudo netplan generate; sudo netplan apply;</text:p>
      <text:p text:style-name="P6">Присоединяемся по <text:span text:style-name="_5f_bold">IP 2</text:span><text:span text:style-name="_5f_bold"><text:span text:style-name="T61">01</text:span></text:span></text:p>
      <text:p text:style-name="P5">Синхронизация времени</text:p>
      <text:p text:style-name="P2">sudo timedatectl set-timezone Europe/Samara</text:p>
      <text:p text:style-name="P44"/>
      <text:p text:style-name="P45"/>
      <text:p text:style-name="P10"><text:span text:style-name="T51">С</text:span><text:span text:style-name="T49">писок дисков</text:span></text:p>
      <text:p text:style-name="_5f_code">lsblk</text:p>
      <text:p text:style-name="_5f_out">NAME <text:s text:c="7"/>MAJ:MIN RM <text:s/>SIZE RO TYPE MOUNTPOINT</text:p>
      <text:p text:style-name="_5f_out">loop0 <text:s text:c="8"/>7:0 <text:s text:c="3"/>0 48.5M <text:s/>1 loop /snap/core18/1883</text:p>
      <text:p text:style-name="_5f_out">loop1 <text:s text:c="8"/>7:1 <text:s text:c="3"/>0 63.6M <text:s/>1 loop /snap/lxd/16103</text:p>
      <text:p text:style-name="_5f_out">loop2 <text:s text:c="8"/>7:2 <text:s text:c="3"/>0 <text:s text:c="2"/>26M <text:s/>1 loop /snap/snapd/8543</text:p>
      <text:p text:style-name="_5f_out">sda <text:s text:c="10"/>8:0 <text:s text:c="3"/>1 28.5G <text:s/>0 disk</text:p>
      <text:p text:style-name="_5f_out">└─sda1 <text:s text:c="7"/>8:1 <text:s text:c="3"/>1 28.5G <text:s/>0 part</text:p>
      <text:p text:style-name="_5f_out">mmcblk0 <text:s text:c="4"/>179:0 <text:s text:c="3"/>0 <text:s text:c="2"/>29G <text:s/>0 disk</text:p>
      <text:p text:style-name="_5f_out">├─mmcblk0p1 179:1 <text:s text:c="3"/>0 <text:s/>256M <text:s/>0 part /boot/firmware</text:p>
      <text:p text:style-name="_5f_out">└─mmcblk0p2 179:2 <text:s text:c="3"/>0 28.7G <text:s/>0 part /</text:p>
      <text:p text:style-name="P48"><text:span text:style-name="T57">sda</text:span><text:span text:style-name="T49"> – </text:span><text:span text:style-name="T32">флешка </text:span><text:span text:style-name="T49">USB</text:span></text:p>
      <text:p text:style-name="P7"><text:span text:style-name="T57">mmcblk0</text:span><text:span text:style-name="T49"> — </text:span><text:span text:style-name="T54">внутреняя </text:span><text:span text:style-name="T45">SD</text:span></text:p>
      <text:p text:style-name="P11"><text:soft-page-break/><text:span text:style-name="T54">Создание точки монтирования и подключение usb</text:span></text:p>
      <text:p text:style-name="_5f_code"><text:span text:style-name="T31">sudo </text:span>mkdir /mnt/usb</text:p>
      <text:p text:style-name="_5f_code">sudo mount /dev/sda1 /mnt/usb</text:p>
      <text:p text:style-name="P11"><text:span text:style-name="T54">Подмонтировали но там ntfs</text:span></text:p>
      <text:p text:style-name="P11"><text:span text:style-name="T54"/></text:p>
      <text:p text:style-name="P11"><text:span text:style-name="T54">Это </text:span><text:span text:style-name="T49">создание файла</text:span></text:p>
      <text:p text:style-name="P34">sudo dd if=/dev/zero of=/swapfile bs=1G count=8</text:p>
      <text:p text:style-name="P12">скорость записи</text:p>
      <text:p text:style-name="_5f_code">sync; dd if=/dev/zero of=tempfile bs=1M count=1024; sync</text:p>
      <text:p text:style-name="_5f_code">1024+0 records in</text:p>
      <text:p text:style-name="_5f_code">1024+0 records out</text:p>
      <text:p text:style-name="_5f_code">1073741824 bytes (1.1 GB, 1.0 GiB) copied, 68.6314 s, 15.6 MB/s</text:p>
      <text:p text:style-name="P13">чистим кэш</text:p>
      <text:p text:style-name="_5f_code">sudo /sbin/sysctl -w vm.drop_caches=3</text:p>
      <text:p text:style-name="P13">скорость чтения</text:p>
      <text:p text:style-name="_5f_code">dd if=tempfile of=/dev/null bs=1M count=1024</text:p>
      <text:p text:style-name="_5f_code">1024+0 records in</text:p>
      <text:p text:style-name="_5f_code">1024+0 records out</text:p>
      <text:p text:style-name="_5f_code">1073741824 bytes (1.1 GB, 1.0 GiB) copied, 46.2265 s, 23.2 MB/s</text:p>
      <text:p text:style-name="P49"><text:span text:style-name="T17">пишем </text:span></text:p>
      <text:p text:style-name="_5f_code">dd if=/dev/zero of=tempfile bs=1M count=1024; sync</text:p>
      <text:p text:style-name="_5f_code">1024+0 records in</text:p>
      <text:p text:style-name="_5f_code">1024+0 records out</text:p>
      <text:p text:style-name="_5f_code">1073741824 bytes (1.1 GB, 1.0 GiB) copied, 53.8215 s, 20.0 MB/s</text:p>
      <text:p text:style-name="P29">чуть быстрее, не не намного</text:p>
      <text:p text:style-name="P29">чтение 30 — тоже ни о чём. Может своп перенести на всешнюю. Пусть пилит.</text:p>
      <text:p text:style-name="P29">Нужно <text:span text:style-name="T18">fstab </text:span>добавить запись и отформатировать флешку в <text:span text:style-name="T18">ext4</text:span></text:p>
      <text:p text:style-name="_5f_heading_5f_top">своп</text:p>
      <text:p text:style-name="P31">Флеху отформатировал и подмонтировал</text:p>
      <text:p text:style-name="P33">fstab <text:span text:style-name="T9">редактировать</text:span></text:p>
      <text:p text:style-name="_5f_code">LABEL=writable&lt;&gt;/&lt;-----&gt; ext4&lt;-&gt;defaults&lt;------&gt;0 0</text:p>
      <text:p text:style-name="_5f_code">LABEL=system-boot <text:s text:c="6"/>/boot/firmware <text:s/>vfat <text:s text:c="3"/>defaults <text:s text:c="7"/>0 <text:s text:c="6"/>1</text:p>
      <text:p text:style-name="_5f_code">/dev/sda1<text:tab/>/mnt/usb<text:tab/>ext4<text:tab/>defaults<text:tab/>0<text:tab/>1</text:p>
      <text:p text:style-name="P30">своп 2 размера памяти. Если у меня гиг то своп два гига</text:p>
      <text:p text:style-name="P43">sudo swapon --show</text:p>
      <text:p text:style-name="P30">Если ничего не будет выведено, значит в вашей системе swap ubuntu не настроен. Вы также можете убедиться, что нет активного swap с помощью утилиты free:</text:p>
      <text:p text:style-name="_5f_code"><text:s/>free -h</text:p>
      <text:p text:style-name="_5f_text">Строка Swap пуста, значит раздела swap пока еще не подключен..</text:p>
      <text:p text:style-name="_5f_text">ПРОВЕРКА МЕСТА НА ДИСКЕ</text:p>
      <text:p text:style-name="_5f_text">Теперь убедитесь, что на диске есть достаточно свободного места. Самый простой способ узнать свободное место в терминале - это утилита df:</text:p>
      <text:p text:style-name="_5f_text"/>
      <text:p text:style-name="_5f_code"><text:soft-page-break/><text:s/>df -h</text:p>
      <text:p text:style-name="_5f_text">В нашем случае есть достаточно места для размещения пространства подкачки. Размер swap Ubuntu 16.04 зависит от ваших потребностей. Обычно рекомендуют использовать объем в два раза больше чем реальный размер оперативной памяти. Но больше 4 Гб использовать не нужно. Если вы планируете использовать гибернацию на персональном компьютере, то нужно использовать объем, равный объему ОЗУ. <text:span text:style-name="T9">У нас 2 гига</text:span></text:p>
      <text:p text:style-name="P35">СОЗДАНИЕ ФАЙЛА ПОДКАЧКИ</text:p>
      <text:p text:style-name="_5f_code">sudo fallocate -l <text:span text:style-name="T25">2</text:span><text:span text:style-name="T18">G</text:span> /<text:span text:style-name="T25">mnt</text:span>/<text:span text:style-name="T25">usb/</text:span>swapfile</text:p>
      <text:p text:style-name="_5f_code">ls -lh /<text:span text:style-name="T25">mnt</text:span>/<text:span text:style-name="T25">usb/</text:span>swapfile</text:p>
      <text:p text:style-name="P35">АКТИВАЦИЯ SWAP</text:p>
      <text:p text:style-name="P35">Когда файл готов, нам нужно превратить его в файл swap Ubuntu. Сначала нужно заблокировать доступ к нему всем кроме суперпользователя. Для этого выполните:</text:p>
      <text:p text:style-name="_5f_code"><text:s/>sudo chmod 600 /<text:span text:style-name="T25">mnt</text:span>/<text:span text:style-name="T25">usb/</text:span>swapfile</text:p>
      <text:p text:style-name="P35">Теперь только root может читать и изменить этот файл:</text:p>
      <text:p text:style-name="_5f_code">ls -lh /<text:span text:style-name="T25">mnt</text:span>/<text:span text:style-name="T25">usb/</text:span>swapfile</text:p>
      <text:p text:style-name="_5f_text">Затем создайте файловую систему swap командой:</text:p>
      <text:p text:style-name="_5f_code">sudo mkswap /<text:span text:style-name="T25">mnt</text:span>/<text:span text:style-name="T25">usb/</text:span>swapfile</text:p>
      <text:p text:style-name="P36">Когда файл будет размещен и промаркирован вы можете включить файл подкачки чтобы начать его использовать:</text:p>
      <text:p text:style-name="P3">sudo swapon /<text:span text:style-name="T25">mnt</text:span>/<text:span text:style-name="T25">usb/</text:span>swapfile</text:p>
      <text:p text:style-name="_5f_text">Вы можете убедиться что все работает с помощью команды:</text:p>
      <text:p text:style-name="_5f_code">sudo swapon --show</text:p>
      <text:p text:style-name="_5f_text">И еще раз смотрим вывод утилиты free:</text:p>
      <text:p text:style-name="_5f_code">free -h</text:p>
      <text:p text:style-name="_5f_heading_5f_middle_5f_2">ПОСТОЯННЫЙ ФАЙЛ ПОДКАЧКИ</text:p>
      <text:p text:style-name="_5f_text">Как я уже сказал, этот swap ubuntu будет работать только до перезагрузки сервера или компьютера. Чтобы настройка Swap в Ubuntu сохранялась после перезагрузки нужно отредактировать файл /etc/fstab. Вы можете вручную добавить строку в файл, но вы можете использовать такую команду:</text:p>
      <text:p text:style-name="_5f_code">/mnt/usb/swapfile none swap sw 0 0</text:p>
      <text:p text:style-name="_5f_text"/>
      <text:p text:style-name="_5f_heading_5f_middle_5f_2">ДОПОЛНИТЕЛЬНЫЕ НАСТРОЙКИ</text:p>
      <text:p text:style-name="_5f_text">Вы можете контролировать интенсивность использования пространства подкачки в Ubuntu с помощью параметра ядра swappiness:</text:p>
      <text:p text:style-name="_5f_code">cat /proc/sys/vm/swappiness</text:p>
      <text:p text:style-name="_5f_text">По умолчанию установлено значение 60. Если это значение ближе к 100, система будет пытаться поместить в подкачку больше данных и сберечь память, при значениях близких к нулю, ядро не переносит данные на диск, если в этом нет крайней необходимости. Этот вариант может сделать систему быстрее, особенно актуально для домашних компьютеров.</text:p>
      <text:p text:style-name="_5f_text">Чтобы установить значение 10 выполните:</text:p>
      <text:p text:style-name="_5f_code"><text:s/>sudo sysctl vm.swappiness=10</text:p>
      <text:p text:style-name="_5f_text">А для сохранения этой настройки после перезагрузки:</text:p>
      <text:p text:style-name="_5f_text"><text:soft-page-break/><text:s/>sudo sysctl -w vm.swappiness=10</text:p>
      <text:p text:style-name="_5f_text">Другой параметр, который влияет на количество используемой памяти - это vfs_cache_pressure. Он указывает системе какое время нужно хранить открытые файлы в кэше оперативной памяти. Значение 100 заставляет систему удалять такие файлы очень быстро, 0 - держать их в памяти как можно дольше. Посмотрите текущее состояние:</text:p>
      <text:p text:style-name="_5f_text"><text:s/>cat /proc/sys/vm/vfs_cache_pressure</text:p>
      <text:p text:style-name="_5f_text">Чтобы хранить файлы дольше, можно установить значение в 50:</text:p>
      <text:p text:style-name="_5f_text"><text:s/>sudo sysctl -w vm.vfs_cache_pressure=50</text:p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1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" fo:font-family="'Calibri Light'" style:font-style-name="Жирный" style:font-family-generic="swiss" style:font-pitch="variable" fo:language="ru" fo:country="RU" fo:font-weight="bold" officeooo:rsid="001e3f4c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_5f_out" style:display-name="_out" style:family="paragraph" style:parent-style-name="_5f_code">
      <loext:graphic-properties draw:fill="solid" draw:fill-color="#fff5ce"/>
      <style:paragraph-properties fo:background-color="#fff5ce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7T13:58:41.885000000</dc:date>
    <meta:editing-duration>PT4H18M58S</meta:editing-duration>
    <meta:editing-cycles>68</meta:editing-cycles>
    <meta:document-statistic meta:table-count="0" meta:image-count="0" meta:object-count="0" meta:page-count="4" meta:paragraph-count="113" meta:word-count="816" meta:character-count="5711" meta:non-whitespace-character-count="4838"/>
  </office:meta>
</office:document-meta>
</file>